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fo:min-height="2.29cm"/>
    </style:style>
    <style:style style:name="gr5" style:family="graphic" style:parent-style-name="standard">
      <style:graphic-properties draw:stroke="none" svg:stroke-color="#000000" draw:fill="none" draw:fill-color="#ffffff" fo:min-height="3.052cm"/>
    </style:style>
    <style:style style:name="gr6" style:family="graphic" style:parent-style-name="standard">
      <style:graphic-properties draw:stroke="none" svg:stroke-color="#000000" draw:fill="none" draw:fill-color="#ffffff" fo:min-height="4.471cm"/>
    </style:style>
    <style:style style:name="gr7" style:family="graphic" style:parent-style-name="standard">
      <style:graphic-properties draw:stroke="none" svg:stroke-color="#000000" draw:fill="none" draw:fill-color="#ffffff" fo:min-height="5.84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6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family="Consolas" style:font-family-generic="modern" style:font-pitch="fixe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86cm" svg:height="1.016cm" svg:x="1.635cm" svg:y="1.508cm">
          <text:p text:style-name="P1"><text:span text:style-name="T1">UI</text:span></text:p>
        </draw:rect>
        <draw:rect draw:style-name="gr1" draw:text-style-name="P1" xml:id="id2" draw:id="id2" draw:layer="layout" svg:width="3.81cm" svg:height="2.032cm" svg:x="6.461cm" svg:y="2.143cm">
          <text:p text:style-name="P1">VISUAL<text:line-break/>ENTITY</text:p>
        </draw:rect>
        <draw:connector draw:style-name="gr2" draw:text-style-name="P1" draw:layer="layout" svg:x1="3.921cm" svg:y1="2.016cm" svg:x2="6.461cm" svg:y2="3.159cm" draw:start-shape="id1" draw:start-glue-point="1" draw:end-shape="id2" draw:end-glue-point="3" svg:d="M3921 2016h1270v1143h1270">
          <text:p/>
        </draw:connector>
        <draw:connector draw:style-name="gr3" draw:text-style-name="P1" draw:layer="layout" draw:type="curve" svg:x1="8.366cm" svg:y1="4.175cm" svg:x2="10.715cm" svg:y2="8.112cm" draw:start-shape="id2" draw:start-glue-point="2" draw:end-shape="id3" draw:end-glue-point="0" svg:d="M8366 4175c0 2953 2349 985 2349 3937">
          <text:p/>
        </draw:connector>
        <draw:rect draw:style-name="gr1" draw:text-style-name="P1" xml:id="id4" draw:id="id4" draw:layer="layout" svg:width="5.969cm" svg:height="1.143cm" svg:x="1.958cm" svg:y="16.113cm">
          <text:p text:style-name="P1">HORIZONTAL BOX</text:p>
        </draw:rect>
        <draw:rect draw:style-name="gr1" draw:text-style-name="P1" xml:id="id5" draw:id="id5" draw:layer="layout" svg:width="5.969cm" svg:height="1.143cm" svg:x="8.747cm" svg:y="16.24cm">
          <text:p text:style-name="P1">VERTICAL BOX</text:p>
        </draw:rect>
        <draw:connector draw:style-name="gr3" draw:text-style-name="P1" draw:layer="layout" draw:type="curve" svg:x1="10.715cm" svg:y1="9.509cm" svg:x2="4.942cm" svg:y2="16.113cm" draw:start-shape="id3" draw:start-glue-point="2" draw:end-shape="id4" svg:d="M10715 9509c0 4953-5773 1651-5773 6604">
          <text:p/>
        </draw:connector>
        <draw:connector draw:style-name="gr3" draw:text-style-name="P1" draw:layer="layout" draw:type="curve" svg:x1="10.715cm" svg:y1="9.509cm" svg:x2="11.731cm" svg:y2="16.24cm" draw:start-shape="id3" draw:start-glue-point="2" draw:end-shape="id5" svg:d="M10715 9509c0 5049 1016 1684 1016 6731">
          <text:p/>
        </draw:connector>
        <draw:rect draw:style-name="gr1" draw:text-style-name="P1" xml:id="id6" draw:id="id6" draw:layer="layout" svg:width="5.715cm" svg:height="1.397cm" svg:x="15.478cm" svg:y="15.986cm">
          <text:p text:style-name="P1">TEXT (DISPLAY)</text:p>
        </draw:rect>
        <draw:rect draw:style-name="gr1" draw:text-style-name="P1" xml:id="id7" draw:id="id7" draw:layer="layout" svg:width="3.429cm" svg:height="1.397cm" svg:x="21.701cm" svg:y="15.986cm">
          <text:p text:style-name="P1">IMAGE</text:p>
        </draw:rect>
        <draw:connector draw:style-name="gr3" draw:text-style-name="P1" draw:layer="layout" draw:type="curve" svg:x1="10.715cm" svg:y1="9.509cm" svg:x2="18.335cm" svg:y2="15.986cm" draw:start-shape="id3" draw:start-glue-point="2" draw:end-shape="id6" svg:d="M10715 9509c0 4858 7620 1620 7620 6477">
          <text:p/>
        </draw:connector>
        <draw:connector draw:style-name="gr3" draw:text-style-name="P1" draw:layer="layout" draw:type="curve" svg:x1="10.715cm" svg:y1="9.509cm" svg:x2="23.415cm" svg:y2="15.986cm" draw:start-shape="id3" draw:start-glue-point="2" draw:end-shape="id7" svg:d="M10715 9509c0 4858 12700 1620 12700 6477">
          <text:p/>
        </draw:connector>
        <draw:rect draw:style-name="gr1" xml:id="id3" draw:id="id3" draw:layer="layout" svg:width="4.445cm" svg:height="1.397cm" svg:x="8.493cm" svg:y="8.112cm">
          <text:p>WIDGET</text:p>
        </draw:rect>
        <draw:frame draw:style-name="gr4" draw:text-style-name="P3" draw:layer="layout" svg:width="8.89cm" svg:height="2.54cm" svg:x="13.827cm" svg:y="7.858cm">
          <draw:text-box>
            <text:p text:style-name="P3">-Visual Properties</text:p>
            <text:p text:style-name="P3">-Click Interface</text:p>
            <text:p text:style-name="P3">-Visual Representation</text:p>
          </draw:text-box>
        </draw:frame>
        <draw:line draw:style-name="gr3" draw:layer="layout" svg:x1="20.05cm" svg:y1="9.128cm" svg:x2="23.987cm" svg:y2="9.128cm">
          <text:p/>
        </draw:line>
        <draw:frame draw:style-name="gr5" draw:text-style-name="P4" draw:layer="layout" svg:width="8.128cm" svg:height="3.302cm" svg:x="24.241cm" svg:y="7.096cm">
          <draw:text-box>
            <text:p text:style-name="P3"><text:span text:style-name="T2">-Left Click</text:span></text:p>
            <text:p text:style-name="P3"><text:span text:style-name="T2">-Right Click</text:span></text:p>
            <text:p text:style-name="P3"><text:span text:style-name="T2">-Hover</text:span></text:p>
            <text:p text:style-name="P3"><text:span text:style-name="T2">-Drag (While Click)</text:span></text:p>
          </draw:text-box>
        </draw:frame>
        <draw:rect draw:style-name="gr1" xml:id="id8" draw:id="id8" draw:layer="layout" svg:width="4.699cm" svg:height="2.032cm" svg:x="15.986cm" svg:y="20.685cm">
          <text:p>FONTS</text:p>
          <text:p>(INTERFACE)</text:p>
        </draw:rect>
        <draw:connector draw:style-name="gr3" draw:layer="layout" draw:type="curve" svg:x1="18.335cm" svg:y1="20.685cm" svg:x2="18.335cm" svg:y2="17.383cm" draw:start-shape="id8" draw:start-glue-point="0" draw:end-shape="id6" svg:d="M18335 20685v-3302">
          <text:p/>
        </draw:connector>
        <draw:line draw:style-name="gr3" draw:layer="layout" svg:x1="20.431cm" svg:y1="8.62cm" svg:x2="20.431cm" svg:y2="6.715cm">
          <text:p/>
        </draw:line>
        <draw:line draw:style-name="gr3" draw:layer="layout" svg:x1="21.955cm" svg:y1="10.271cm" svg:x2="26.4cm" svg:y2="12.43cm">
          <text:p/>
        </draw:line>
        <draw:rect draw:style-name="gr1" draw:layer="layout" svg:width="13.462cm" svg:height="1.778cm" svg:x="26.527cm" svg:y="12.43cm">
          <text:p>UI Engine</text:p>
          <text:p>(Widget Methods / UI Class Methods)</text:p>
        </draw:rect>
        <draw:rect draw:style-name="gr1" draw:layer="layout" svg:width="6.35cm" svg:height="1.778cm" svg:x="17.51cm" svg:y="4.683cm">
          <text:p>.STYLE Language</text:p>
          <text:p>.style Files</text:p>
        </draw:rect>
        <draw:rect draw:style-name="gr1" draw:layer="layout" svg:width="13.716cm" svg:height="7.493cm" svg:x="1.508cm" svg:y="18.653cm">
          <text:p>Widget Etiquette</text:p>
          <text:p text:style-name="P3">1.First Come First Serve</text:p>
          <text:p text:style-name="P3">2.Left Precedence</text:p>
          <text:p text:style-name="P3">3.Space Allocated Without Right Peek</text:p>
          <text:p text:style-name="P3">4.Natural Z-Order (Rendering is</text:p>
          <text:p text:style-name="P3">bottom to top, right to left)</text:p>
          <text:p text:style-name="P3">5.Window Is Considered Top-most Parent</text:p>
          <text:p/>
        </draw:rect>
        <draw:frame draw:style-name="gr6" draw:layer="layout" svg:width="9.271cm" svg:height="4.721cm" svg:x="25.638cm" svg:y="15.732cm">
          <draw:text-box>
            <text:p>Widget Methods</text:p>
            <text:p text:style-name="P3">-Enable cross-widget communication of size/location/style</text:p>
            <text:p text:style-name="P3">-Virtual draw-self method</text:p>
            <text:p/>
          </draw:text-box>
        </draw:frame>
        <draw:frame draw:style-name="gr7" draw:layer="layout" svg:width="11.176cm" svg:height="6.096cm" svg:x="35.29cm" svg:y="15.605cm">
          <draw:text-box>
            <text:p>User Interface Methods</text:p>
            <text:p text:style-name="P3">-Load and compile plugins</text:p>
            <text:p text:style-name="P3">-Create widget trees from .layoutout &amp; .style files</text:p>
            <text:p text:style-name="P3">-Manage building/rebuilding of widget style/location/size</text:p>
            <text:p text:style-name="P3">-Manage incoming mouse events</text:p>
          </draw:text-box>
        </draw:frame>
        <draw:line draw:style-name="gr3" draw:layer="layout" svg:x1="29.829cm" svg:y1="14.335cm" svg:x2="29.829cm" svg:y2="15.859cm">
          <text:p/>
        </draw:line>
        <draw:line draw:style-name="gr3" draw:layer="layout" svg:x1="36.306cm" svg:y1="14.335cm" svg:x2="37.703cm" svg:y2="15.732cm">
          <text:p/>
        </draw:line>
        <draw:rect draw:style-name="gr1" draw:layer="layout" svg:width="9.398cm" svg:height="2.413cm" svg:x="38.465cm" svg:y="2.016cm">
          <text:p>.CHROMASCRIPT Language</text:p>
          <text:p>.cscript Files</text:p>
        </draw:rect>
        <draw:rect draw:style-name="gr1" draw:layer="layout" svg:width="6.35cm" svg:height="1.778cm" svg:x="17.51cm" svg:y="2.651cm">
          <text:p>.STYLE Language</text:p>
          <text:p>.style Files</text:p>
        </draw:rect>
        <draw:rect draw:style-name="gr1" draw:layer="layout" svg:width="7.239cm" svg:height="1.778cm" svg:x="17.129cm" svg:y="2.651cm">
          <text:p>.LAYOUT Language</text:p>
          <text:p>.layout Files</text:p>
        </draw:rect>
      </draw:page>
      <draw:page draw:name="page2" draw:style-name="dp1" draw:master-page-name="Default">
        <draw:rect draw:style-name="gr1" xml:id="id32" draw:id="id32" draw:layer="layout" svg:width="6.223cm" svg:height="1.905cm" svg:x="29.702cm" svg:y="7.477cm">
          <text:p>CHROMA.IO</text:p>
          <text:p>(APPLICATION)</text:p>
        </draw:rect>
        <draw:rect draw:style-name="gr1" xml:id="id31" draw:id="id31" draw:layer="layout" svg:width="6.35cm" svg:height="1.778cm" svg:x="19.415cm" svg:y="15.478cm">
          <text:p>User Interface</text:p>
        </draw:rect>
        <draw:rect draw:style-name="gr1" xml:id="id17" draw:id="id17" draw:layer="layout" svg:width="5.08cm" svg:height="1.524cm" svg:x="15.224cm" svg:y="19.923cm">
          <text:p>Widget</text:p>
        </draw:rect>
        <draw:rect draw:style-name="gr1" xml:id="id9" draw:id="id9" draw:layer="layout" svg:width="7.874cm" svg:height="1.905cm" svg:x="36.56cm" svg:y="21.066cm">
          <text:p>Visual Entity</text:p>
        </draw:rect>
        <draw:rect draw:style-name="gr1" xml:id="id10" draw:id="id10" draw:layer="layout" svg:width="6.731cm" svg:height="2.032cm" svg:x="37.068cm" svg:y="12.938cm">
          <text:p>Canvas</text:p>
          <text:p>(Document)</text:p>
        </draw:rect>
        <draw:rect draw:style-name="gr1" xml:id="id11" draw:id="id11" draw:layer="layout" svg:width="4.953cm" svg:height="1.905cm" svg:x="47.609cm" svg:y="13.192cm">
          <text:p>Layer</text:p>
        </draw:rect>
        <draw:rect draw:style-name="gr1" xml:id="id15" draw:id="id15" draw:layer="layout" svg:width="3.175cm" svg:height="1.651cm" svg:x="46.085cm" svg:y="6.969cm">
          <text:p>Mask</text:p>
        </draw:rect>
        <draw:rect draw:style-name="gr1" xml:id="id16" draw:id="id16" draw:layer="layout" svg:width="4.953cm" svg:height="1.778cm" svg:x="51.038cm" svg:y="6.969cm">
          <text:p>Vector Mask</text:p>
        </draw:rect>
        <draw:rect draw:style-name="gr1" xml:id="id13" draw:id="id13" draw:layer="layout" svg:width="5.715cm" svg:height="1.905cm" svg:x="57.515cm" svg:y="10.144cm">
          <text:p>Effect Layer</text:p>
        </draw:rect>
        <draw:rect draw:style-name="gr1" xml:id="id12" draw:id="id12" draw:layer="layout" svg:width="5.588cm" svg:height="2.159cm" svg:x="57.642cm" svg:y="12.938cm">
          <text:p>Adjust Layer</text:p>
        </draw:rect>
        <draw:rect draw:style-name="gr1" xml:id="id14" draw:id="id14" draw:layer="layout" svg:width="5.461cm" svg:height="1.524cm" svg:x="47.228cm" svg:y="10.271cm">
          <text:p>Data Layer</text:p>
        </draw:rect>
        <draw:connector draw:style-name="gr3" draw:layer="layout" draw:type="curve" svg:x1="40.497cm" svg:y1="21.066cm" svg:x2="40.433cm" svg:y2="14.97cm" draw:start-shape="id9" draw:start-glue-point="0" draw:end-shape="id10" svg:d="M40497 21066c0-4572-64-1524-64-6096">
          <text:p/>
        </draw:connector>
        <draw:connector draw:style-name="gr3" draw:layer="layout" draw:type="curve" svg:x1="44.434cm" svg:y1="22.018cm" svg:x2="50.085cm" svg:y2="15.097cm" draw:start-shape="id9" draw:start-glue-point="1" draw:end-shape="id11" draw:end-glue-point="2" svg:d="M44434 22018c3768 0 5651-2307 5651-6921">
          <text:p/>
        </draw:connector>
        <draw:connector draw:style-name="gr3" draw:layer="layout" draw:type="curve" svg:x1="52.562cm" svg:y1="14.144cm" svg:x2="57.642cm" svg:y2="14.017cm" draw:start-shape="id11" draw:start-glue-point="1" draw:end-shape="id12" draw:end-glue-point="3" svg:d="M52562 14144c3810 0 1270-127 5080-127">
          <text:p/>
        </draw:connector>
        <draw:connector draw:style-name="gr3" draw:layer="layout" draw:type="curve" svg:x1="52.562cm" svg:y1="14.144cm" svg:x2="57.515cm" svg:y2="11.096cm" draw:start-shape="id11" draw:start-glue-point="1" draw:end-shape="id13" draw:end-glue-point="3" svg:d="M52562 14144c3715 0 1239-3048 4953-3048">
          <text:p/>
        </draw:connector>
        <draw:connector draw:style-name="gr3" draw:layer="layout" draw:type="curve" svg:x1="50.085cm" svg:y1="13.192cm" svg:x2="49.958cm" svg:y2="11.795cm" draw:start-shape="id11" draw:start-glue-point="0" draw:end-shape="id14" draw:end-glue-point="2" svg:d="M50085 13192c0-1047-127-349-127-1397">
          <text:p/>
        </draw:connector>
        <draw:connector draw:style-name="gr3" draw:layer="layout" draw:type="curve" svg:x1="49.958cm" svg:y1="10.271cm" svg:x2="47.672cm" svg:y2="8.62cm" draw:start-shape="id14" draw:start-glue-point="0" draw:end-shape="id15" svg:d="M49958 10271c0-1237-2286-412-2286-1651">
          <text:p/>
        </draw:connector>
        <draw:connector draw:style-name="gr3" draw:layer="layout" draw:type="curve" svg:x1="49.958cm" svg:y1="10.271cm" svg:x2="53.514cm" svg:y2="8.747cm" draw:start-shape="id14" draw:start-glue-point="0" draw:end-shape="id16" draw:end-glue-point="2" svg:d="M49958 10271c0-1143 3556-381 3556-1524">
          <text:p/>
        </draw:connector>
        <draw:connector draw:style-name="gr3" draw:layer="layout" draw:type="curve" svg:x1="36.56cm" svg:y1="22.018cm" svg:x2="20.304cm" svg:y2="20.685cm" draw:start-shape="id9" draw:start-glue-point="3" draw:end-shape="id17" draw:end-glue-point="1" svg:d="M36560 22018c-12192 0-4064-1333-16256-1333">
          <text:p/>
        </draw:connector>
        <draw:rect draw:style-name="gr1" xml:id="id18" draw:id="id18" draw:layer="layout" svg:width="6.858cm" svg:height="1.651cm" svg:x="44.307cm" svg:y="26.4cm">
          <text:p>Fragment</text:p>
        </draw:rect>
        <draw:rect draw:style-name="gr1" xml:id="id19" draw:id="id19" draw:layer="layout" svg:width="5.207cm" svg:height="1.524cm" svg:x="34.274cm" svg:y="31.099cm">
          <text:p>Stroke</text:p>
        </draw:rect>
        <draw:rect draw:style-name="gr1" xml:id="id20" draw:id="id20" draw:layer="layout" svg:width="5.207cm" svg:height="1.524cm" svg:x="43.545cm" svg:y="31.861cm">
          <text:p>Shape</text:p>
        </draw:rect>
        <draw:rect draw:style-name="gr1" xml:id="id21" draw:id="id21" draw:layer="layout" svg:width="5.207cm" svg:height="1.524cm" svg:x="49.514cm" svg:y="31.861cm">
          <text:p>Gradient</text:p>
        </draw:rect>
        <draw:rect draw:style-name="gr1" xml:id="id22" draw:id="id22" draw:layer="layout" svg:width="5.207cm" svg:height="1.524cm" svg:x="55.356cm" svg:y="31.861cm">
          <text:p>Fill</text:p>
        </draw:rect>
        <draw:rect draw:style-name="gr1" xml:id="id25" draw:id="id25" draw:layer="layout" svg:width="5.207cm" svg:height="1.524cm" svg:x="34.274cm" svg:y="33.893cm">
          <text:p>Shard</text:p>
        </draw:rect>
        <draw:rect draw:style-name="gr1" xml:id="id23" draw:id="id23" draw:layer="layout" svg:width="5.207cm" svg:height="1.524cm" svg:x="59.674cm" svg:y="35.036cm">
          <text:p>Bucket</text:p>
        </draw:rect>
        <draw:rect draw:style-name="gr1" xml:id="id24" draw:id="id24" draw:layer="layout" svg:width="5.207cm" svg:height="1.524cm" svg:x="59.674cm" svg:y="36.941cm">
          <text:p>Pattern</text:p>
        </draw:rect>
        <draw:connector draw:style-name="gr3" draw:layer="layout" draw:type="curve" svg:x1="44.307cm" svg:y1="27.225cm" svg:x2="39.481cm" svg:y2="31.861cm" draw:start-shape="id18" draw:start-glue-point="3" draw:end-shape="id19" draw:end-glue-point="1" svg:d="M44307 27225c-3619 0-1207 4636-4826 4636">
          <text:p/>
        </draw:connector>
        <draw:connector draw:style-name="gr3" draw:layer="layout" draw:type="curve" svg:x1="47.736cm" svg:y1="28.051cm" svg:x2="46.148cm" svg:y2="31.861cm" draw:start-shape="id18" draw:start-glue-point="2" draw:end-shape="id20" svg:d="M47736 28051c0 2857-1588 953-1588 3810">
          <text:p/>
        </draw:connector>
        <draw:connector draw:style-name="gr3" draw:layer="layout" draw:type="curve" svg:x1="47.736cm" svg:y1="28.051cm" svg:x2="52.117cm" svg:y2="31.861cm" draw:start-shape="id18" draw:start-glue-point="2" draw:end-shape="id21" draw:end-glue-point="0" svg:d="M47736 28051c0 2857 4381 953 4381 3810">
          <text:p/>
        </draw:connector>
        <draw:connector draw:style-name="gr3" draw:layer="layout" draw:type="curve" svg:x1="51.165cm" svg:y1="27.225cm" svg:x2="57.959cm" svg:y2="31.861cm" draw:start-shape="id18" draw:start-glue-point="1" draw:end-shape="id22" draw:end-glue-point="0" svg:d="M51165 27225c4530 0 6794 1545 6794 4636">
          <text:p/>
        </draw:connector>
        <draw:connector draw:style-name="gr3" draw:layer="layout" draw:type="curve" svg:x1="57.959cm" svg:y1="33.385cm" svg:x2="59.674cm" svg:y2="35.798cm" draw:start-shape="id22" draw:start-glue-point="2" draw:end-shape="id23" draw:end-glue-point="3" svg:d="M57959 33385c0 1609 571 2413 1715 2413">
          <text:p/>
        </draw:connector>
        <draw:connector draw:style-name="gr3" draw:layer="layout" draw:type="curve" svg:x1="57.959cm" svg:y1="33.385cm" svg:x2="59.674cm" svg:y2="37.703cm" draw:start-shape="id22" draw:start-glue-point="2" draw:end-shape="id24" draw:end-glue-point="3" svg:d="M57959 33385c0 2879 571 4318 1715 4318">
          <text:p/>
        </draw:connector>
        <draw:connector draw:style-name="gr3" draw:layer="layout" draw:type="curve" svg:x1="44.307cm" svg:y1="27.225cm" svg:x2="39.481cm" svg:y2="34.655cm" draw:start-shape="id18" draw:start-glue-point="3" draw:end-shape="id25" draw:end-glue-point="1" svg:d="M44307 27225c-3619 0-1207 7430-4826 7430">
          <text:p/>
        </draw:connector>
        <draw:connector draw:style-name="gr3" draw:layer="layout" draw:type="curve" svg:x1="40.497cm" svg:y1="22.971cm" svg:x2="47.736cm" svg:y2="26.4cm" draw:start-shape="id9" draw:end-shape="id18" draw:end-glue-point="0" svg:d="M40497 22971c0 2572 7239 858 7239 3429">
          <text:p/>
        </draw:connector>
        <draw:rect draw:style-name="gr1" draw:text-style-name="P1" xml:id="id27" draw:id="id27" draw:layer="layout" svg:width="5.969cm" svg:height="1.143cm" svg:x="5.445cm" svg:y="17.383cm">
          <text:p text:style-name="P1">HORIZONTAL BOX</text:p>
        </draw:rect>
        <draw:rect draw:style-name="gr1" draw:text-style-name="P1" xml:id="id26" draw:id="id26" draw:layer="layout" svg:width="5.969cm" svg:height="1.143cm" svg:x="5.445cm" svg:y="21.193cm">
          <text:p text:style-name="P1">VERTICAL BOX</text:p>
        </draw:rect>
        <draw:rect draw:style-name="gr1" draw:text-style-name="P1" xml:id="id28" draw:id="id28" draw:layer="layout" svg:width="5.715cm" svg:height="1.397cm" svg:x="9.382cm" svg:y="26.273cm">
          <text:p text:style-name="P1">TEXT (DISPLAY)</text:p>
        </draw:rect>
        <draw:rect draw:style-name="gr1" draw:text-style-name="P1" xml:id="id29" draw:id="id29" draw:layer="layout" svg:width="3.429cm" svg:height="1.397cm" svg:x="16.875cm" svg:y="26.146cm">
          <text:p text:style-name="P1">IMAGE</text:p>
        </draw:rect>
        <draw:rect draw:style-name="gr1" xml:id="id30" draw:id="id30" draw:layer="layout" svg:width="4.699cm" svg:height="2.032cm" svg:x="12.303cm" svg:y="32.75cm">
          <text:p>FONTS</text:p>
          <text:p>(INTERFACE)</text:p>
        </draw:rect>
        <draw:connector draw:style-name="gr3" draw:layer="layout" draw:type="curve" svg:x1="15.224cm" svg:y1="20.685cm" svg:x2="11.414cm" svg:y2="21.764cm" draw:start-shape="id17" draw:start-glue-point="3" draw:end-shape="id26" draw:end-glue-point="1" svg:d="M15224 20685c-2857 0-953 1079-3810 1079">
          <text:p/>
        </draw:connector>
        <draw:connector draw:style-name="gr3" draw:layer="layout" draw:type="curve" svg:x1="15.224cm" svg:y1="20.685cm" svg:x2="11.414cm" svg:y2="17.954cm" draw:start-shape="id17" draw:start-glue-point="3" draw:end-shape="id27" draw:end-glue-point="1" svg:d="M15224 20685c-2857 0-953-2731-3810-2731">
          <text:p/>
        </draw:connector>
        <draw:connector draw:style-name="gr3" draw:layer="layout" draw:type="curve" svg:x1="17.764cm" svg:y1="21.447cm" svg:x2="12.239cm" svg:y2="26.273cm" draw:start-shape="id17" draw:start-glue-point="2" draw:end-shape="id28" svg:d="M17764 21447c0 3619-5525 1207-5525 4826">
          <text:p/>
        </draw:connector>
        <draw:connector draw:style-name="gr3" draw:layer="layout" draw:type="curve" svg:x1="17.764cm" svg:y1="21.447cm" svg:x2="18.589cm" svg:y2="26.146cm" draw:start-shape="id17" draw:start-glue-point="2" draw:end-shape="id29" draw:end-glue-point="0" svg:d="M17764 21447c0 3525 825 1176 825 4699">
          <text:p/>
        </draw:connector>
        <draw:connector draw:style-name="gr3" draw:layer="layout" draw:type="curve" svg:x1="14.652cm" svg:y1="32.75cm" svg:x2="12.239cm" svg:y2="27.67cm" draw:start-shape="id30" draw:start-glue-point="0" draw:end-shape="id28" draw:end-glue-point="2" svg:d="M14652 32750c0-3810-2413-1270-2413-5080">
          <text:p/>
        </draw:connector>
        <draw:connector draw:style-name="gr8" draw:layer="layout" draw:type="curve" svg:x1="22.59cm" svg:y1="17.256cm" svg:x2="17.764cm" svg:y2="19.923cm" draw:start-shape="id31" draw:start-glue-point="2" draw:end-shape="id17" draw:end-glue-point="0" svg:d="M22590 17256c0 2001-4826 668-4826 2667">
          <text:p/>
        </draw:connector>
        <draw:connector draw:style-name="gr8" draw:layer="layout" draw:type="curve" svg:x1="22.59cm" svg:y1="15.478cm" svg:x2="32.813cm" svg:y2="9.382cm" draw:start-shape="id31" draw:start-glue-point="0" draw:end-shape="id32" svg:d="M22590 15478c0-4572 10223-1524 10223-6096">
          <text:p/>
        </draw:connector>
        <draw:connector draw:style-name="gr8" draw:layer="layout" draw:type="curve" svg:x1="35.925cm" svg:y1="8.429cm" svg:x2="40.433cm" svg:y2="12.938cm" draw:start-shape="id32" draw:start-glue-point="1" draw:end-shape="id10" draw:end-glue-point="0" svg:d="M35925 8429c3006 0 4508 1503 4508 4509">
          <text:p/>
        </draw:connector>
        <draw:connector draw:style-name="gr8" draw:layer="layout" draw:type="curve" svg:x1="22.59cm" svg:y1="17.256cm" svg:x2="17.002cm" svg:y2="33.766cm" draw:start-shape="id31" draw:start-glue-point="2" draw:end-shape="id30" draw:end-glue-point="1" svg:d="M22590 17256c0 11007-1862 16510-5588 16510">
          <text:p/>
        </draw:connector>
        <draw:rect draw:style-name="gr1" xml:id="id34" draw:id="id34" draw:layer="layout" svg:width="5.969cm" svg:height="1.778cm" svg:x="18.526cm" svg:y="10.017cm">
          <text:p>Toolbox</text:p>
        </draw:rect>
        <draw:rect draw:style-name="gr1" xml:id="id35" draw:id="id35" draw:layer="layout" svg:width="4.191cm" svg:height="1.651cm" svg:x="19.415cm" svg:y="5.826cm">
          <text:p>Tool</text:p>
        </draw:rect>
        <draw:connector draw:style-name="gr3" xml:id="id33" draw:id="id33" draw:layer="layout" draw:type="curve" svg:x1="29.702cm" svg:y1="8.429cm" svg:x2="29.702cm" svg:y2="8.429cm" draw:start-shape="id32" draw:start-glue-point="3" draw:end-shape="id32" draw:end-glue-point="3" svg:d="M29702 8429z">
          <text:p/>
        </draw:connector>
        <draw:connector draw:style-name="gr8" draw:layer="layout" draw:type="curve" svg:x1="29.702cm" svg:y1="8.429cm" svg:x2="24.495cm" svg:y2="10.906cm" draw:start-shape="id33" draw:start-glue-point="0" draw:end-shape="id34" draw:end-glue-point="1" svg:d="M29702 8429c-3904 0-1301 2477-5207 2477">
          <text:p/>
        </draw:connector>
        <draw:connector draw:style-name="gr8" draw:layer="layout" draw:type="curve" svg:x1="21.51cm" svg:y1="10.017cm" svg:x2="21.51cm" svg:y2="7.477cm" draw:start-shape="id34" draw:start-glue-point="0" draw:end-shape="id35" svg:d="M21510 10017v-2540">
          <text:p/>
        </draw:connector>
        <draw:rect draw:style-name="gr1" xml:id="id36" draw:id="id36" draw:layer="layout" svg:width="6.604cm" svg:height="2.286cm" svg:x="29.575cm" svg:y="2.397cm">
          <text:p>CHROMASCRIPT</text:p>
          <text:p>(CONSOLE)</text:p>
        </draw:rect>
        <draw:connector draw:style-name="gr9" draw:layer="layout" draw:type="curve" svg:x1="32.813cm" svg:y1="7.477cm" svg:x2="32.877cm" svg:y2="4.683cm" draw:start-shape="id32" draw:start-glue-point="0" draw:end-shape="id36" draw:end-glue-point="2" svg:d="M32813 7477c0-2095 64-699 64-2794">
          <text:p/>
        </draw:connector>
        <draw:connector draw:style-name="gr8" draw:layer="layout" draw:type="curve" svg:x1="36.877cm" svg:y1="32.623cm" svg:x2="36.877cm" svg:y2="33.893cm" draw:start-shape="id19" draw:start-glue-point="2" draw:end-shape="id25" draw:end-glue-point="0" svg:d="M36877 32623v1270">
          <text:p/>
        </draw:connector>
        <draw:rect draw:style-name="gr1" xml:id="id37" draw:id="id37" draw:layer="layout" svg:width="6.477cm" svg:height="1.651cm" svg:x="6.461cm" svg:y="8.239cm">
          <text:p>Input Method</text:p>
        </draw:rect>
        <draw:rect draw:style-name="gr1" xml:id="id38" draw:id="id38" draw:layer="layout" svg:width="6.477cm" svg:height="1.651cm" svg:x="6.461cm" svg:y="5.826cm">
          <text:p>Output Method</text:p>
        </draw:rect>
        <draw:connector draw:style-name="gr8" draw:layer="layout" draw:type="curve" svg:x1="19.415cm" svg:y1="6.651cm" svg:x2="12.938cm" svg:y2="9.064cm" draw:start-shape="id35" draw:start-glue-point="3" draw:end-shape="id37" draw:end-glue-point="1" svg:d="M19415 6651c-4857 0-1619 2413-6477 2413">
          <text:p/>
        </draw:connector>
        <draw:connector draw:style-name="gr8" draw:layer="layout" draw:type="curve" svg:x1="19.415cm" svg:y1="6.651cm" svg:x2="12.938cm" svg:y2="6.651cm" draw:start-shape="id35" draw:start-glue-point="3" draw:end-shape="id38" draw:end-glue-point="1" svg:d="M19415 6651h-6477">
          <text:p/>
        </draw:connector>
        <draw:rect draw:style-name="gr1" xml:id="id50" draw:id="id50" draw:layer="layout" svg:width="4.699cm" svg:height="1.143cm" svg:x="2.143cm" svg:y="1.635cm">
          <text:p>Pan Camera</text:p>
        </draw:rect>
        <draw:rect draw:style-name="gr1" xml:id="id51" draw:id="id51" draw:layer="layout" svg:width="4.699cm" svg:height="1.143cm" svg:x="7.477cm" svg:y="1.635cm">
          <text:p>Rot. Camera</text:p>
        </draw:rect>
        <draw:rect draw:style-name="gr1" xml:id="id53" draw:id="id53" draw:layer="layout" svg:width="4.699cm" svg:height="1.143cm" svg:x="12.811cm" svg:y="1.635cm">
          <text:p>Zoom Camera</text:p>
        </draw:rect>
        <draw:rect draw:style-name="gr1" xml:id="id49" draw:id="id49" draw:layer="layout" svg:width="4.699cm" svg:height="1.143cm" svg:x="2.143cm" svg:y="3.54cm">
          <text:p>Stroke</text:p>
        </draw:rect>
        <draw:rect draw:style-name="gr1" xml:id="id48" draw:id="id48" draw:layer="layout" svg:width="4.699cm" svg:height="1.143cm" svg:x="7.477cm" svg:y="3.54cm">
          <text:p>Shape</text:p>
        </draw:rect>
        <draw:rect draw:style-name="gr1" xml:id="id52" draw:id="id52" draw:layer="layout" svg:width="4.699cm" svg:height="1.143cm" svg:x="12.811cm" svg:y="3.54cm">
          <text:p>Gradient</text:p>
        </draw:rect>
        <draw:rect draw:style-name="gr1" xml:id="id45" draw:id="id45" draw:layer="layout" svg:width="4.699cm" svg:height="1.143cm" svg:x="2.016cm" svg:y="14.462cm">
          <text:p>Lasso</text:p>
        </draw:rect>
        <draw:rect draw:style-name="gr1" xml:id="id46" draw:id="id46" draw:layer="layout" svg:width="4.699cm" svg:height="1.143cm" svg:x="7.35cm" svg:y="14.462cm">
          <text:p>Poly Lasso</text:p>
        </draw:rect>
        <draw:rect draw:style-name="gr1" xml:id="id47" draw:id="id47" draw:layer="layout" svg:width="4.699cm" svg:height="1.143cm" svg:x="12.684cm" svg:y="14.462cm">
          <text:p>Pen</text:p>
        </draw:rect>
        <draw:rect draw:style-name="gr1" xml:id="id42" draw:id="id42" draw:layer="layout" svg:width="4.699cm" svg:height="1.143cm" svg:x="2.016cm" svg:y="12.684cm">
          <text:p>Draw</text:p>
        </draw:rect>
        <draw:rect draw:style-name="gr1" xml:id="id43" draw:id="id43" draw:layer="layout" svg:width="4.699cm" svg:height="1.143cm" svg:x="7.35cm" svg:y="12.684cm">
          <text:p>Rectangle</text:p>
        </draw:rect>
        <draw:rect draw:style-name="gr1" xml:id="id44" draw:id="id44" draw:layer="layout" svg:width="4.699cm" svg:height="1.143cm" svg:x="12.684cm" svg:y="12.684cm">
          <text:p>Ellipse</text:p>
        </draw:rect>
        <draw:rect draw:style-name="gr1" xml:id="id40" draw:id="id40" draw:layer="layout" svg:width="4.699cm" svg:height="1.143cm" svg:x="2.016cm" svg:y="10.906cm">
          <text:p>Drag</text:p>
        </draw:rect>
        <draw:rect draw:style-name="gr1" xml:id="id39" draw:id="id39" draw:layer="layout" svg:width="4.699cm" svg:height="1.143cm" svg:x="7.35cm" svg:y="10.906cm">
          <text:p>Rotate</text:p>
        </draw:rect>
        <draw:rect draw:style-name="gr1" xml:id="id41" draw:id="id41" draw:layer="layout" svg:width="4.699cm" svg:height="1.143cm" svg:x="12.684cm" svg:y="10.906cm">
          <text:p>Scrub</text:p>
        </draw:rect>
        <draw:connector draw:style-name="gr3" draw:layer="layout" draw:type="curve" svg:x1="9.699cm" svg:y1="9.89cm" svg:x2="9.699cm" svg:y2="10.906cm" draw:start-shape="id37" draw:start-glue-point="2" draw:end-shape="id39" draw:end-glue-point="0" svg:d="M9699 9890v1016">
          <text:p/>
        </draw:connector>
        <draw:connector draw:style-name="gr3" draw:layer="layout" draw:type="curve" svg:x1="9.699cm" svg:y1="9.89cm" svg:x2="4.365cm" svg:y2="10.906cm" draw:start-shape="id37" draw:start-glue-point="2" draw:end-shape="id40" svg:d="M9699 9890c0 762-5334 254-5334 1016">
          <text:p/>
        </draw:connector>
        <draw:connector draw:style-name="gr3" draw:layer="layout" draw:type="curve" svg:x1="9.699cm" svg:y1="9.89cm" svg:x2="15.033cm" svg:y2="10.906cm" draw:start-shape="id37" draw:start-glue-point="2" draw:end-shape="id41" draw:end-glue-point="0" svg:d="M9699 9890c0 762 5334 254 5334 1016">
          <text:p/>
        </draw:connector>
        <draw:connector draw:style-name="gr3" draw:layer="layout" draw:type="curve" svg:x1="9.699cm" svg:y1="9.89cm" svg:x2="4.365cm" svg:y2="12.684cm" draw:start-shape="id37" draw:start-glue-point="2" draw:end-shape="id42" svg:d="M9699 9890c0 2095-5334 699-5334 2794">
          <text:p/>
        </draw:connector>
        <draw:connector draw:style-name="gr3" draw:layer="layout" draw:type="curve" svg:x1="9.699cm" svg:y1="9.89cm" svg:x2="9.699cm" svg:y2="12.684cm" draw:start-shape="id37" draw:start-glue-point="2" draw:end-shape="id43" svg:d="M9699 9890v2794">
          <text:p/>
        </draw:connector>
        <draw:connector draw:style-name="gr3" draw:layer="layout" draw:type="curve" svg:x1="9.699cm" svg:y1="9.89cm" svg:x2="15.033cm" svg:y2="12.684cm" draw:start-shape="id37" draw:start-glue-point="2" draw:end-shape="id44" draw:end-glue-point="0" svg:d="M9699 9890c0 2095 5334 699 5334 2794">
          <text:p/>
        </draw:connector>
        <draw:connector draw:style-name="gr3" draw:layer="layout" draw:type="curve" svg:x1="9.699cm" svg:y1="9.89cm" svg:x2="4.365cm" svg:y2="14.462cm" draw:start-shape="id37" draw:start-glue-point="2" draw:end-shape="id45" svg:d="M9699 9890c0 3429-5334 1143-5334 4572">
          <text:p/>
        </draw:connector>
        <draw:connector draw:style-name="gr3" draw:layer="layout" draw:type="curve" svg:x1="9.699cm" svg:y1="9.89cm" svg:x2="9.699cm" svg:y2="14.462cm" draw:start-shape="id37" draw:start-glue-point="2" draw:end-shape="id46" svg:d="M9699 9890v4572">
          <text:p/>
        </draw:connector>
        <draw:connector draw:style-name="gr3" draw:layer="layout" draw:type="curve" svg:x1="9.699cm" svg:y1="9.89cm" svg:x2="15.033cm" svg:y2="14.462cm" draw:start-shape="id37" draw:start-glue-point="2" draw:end-shape="id47" svg:d="M9699 9890c0 3429 5334 1143 5334 4572">
          <text:p/>
        </draw:connector>
        <draw:connector draw:style-name="gr3" draw:layer="layout" draw:type="curve" svg:x1="9.699cm" svg:y1="5.826cm" svg:x2="9.826cm" svg:y2="4.683cm" draw:start-shape="id38" draw:start-glue-point="0" draw:end-shape="id48" draw:end-glue-point="2" svg:d="M9699 5826c0-856 127-285 127-1143">
          <text:p/>
        </draw:connector>
        <draw:connector draw:style-name="gr3" draw:layer="layout" draw:type="curve" svg:x1="9.699cm" svg:y1="5.826cm" svg:x2="4.492cm" svg:y2="4.683cm" draw:start-shape="id38" draw:start-glue-point="0" draw:end-shape="id49" draw:end-glue-point="2" svg:d="M9699 5826c0-856-5207-285-5207-1143">
          <text:p/>
        </draw:connector>
        <draw:connector draw:style-name="gr3" draw:layer="layout" draw:type="curve" svg:x1="9.699cm" svg:y1="5.826cm" svg:x2="4.492cm" svg:y2="2.778cm" draw:start-shape="id38" draw:start-glue-point="0" draw:end-shape="id50" draw:end-glue-point="2" svg:d="M9699 5826c0-2286-5207-762-5207-3048">
          <text:p/>
        </draw:connector>
        <draw:connector draw:style-name="gr3" draw:layer="layout" draw:type="curve" svg:x1="9.699cm" svg:y1="5.826cm" svg:x2="9.826cm" svg:y2="2.778cm" draw:start-shape="id38" draw:start-glue-point="0" draw:end-shape="id51" draw:end-glue-point="2" svg:d="M9699 5826c0-2286 127-762 127-3048">
          <text:p/>
        </draw:connector>
        <draw:connector draw:style-name="gr3" draw:layer="layout" draw:type="curve" svg:x1="9.699cm" svg:y1="5.826cm" svg:x2="15.16cm" svg:y2="4.683cm" draw:start-shape="id38" draw:start-glue-point="0" draw:end-shape="id52" draw:end-glue-point="2" svg:d="M9699 5826c0-856 5461-285 5461-1143">
          <text:p/>
        </draw:connector>
        <draw:connector draw:style-name="gr3" draw:layer="layout" draw:type="curve" svg:x1="9.699cm" svg:y1="5.826cm" svg:x2="15.16cm" svg:y2="2.778cm" draw:start-shape="id38" draw:start-glue-point="0" draw:end-shape="id53" svg:d="M9699 5826c0-2286 5461-762 5461-3048">
          <text:p/>
        </draw:connector>
      </draw:page>
      <draw:page draw:name="page3" draw:style-name="dp1" draw:master-page-name="Default">
        <draw:rect draw:style-name="gr1" xml:id="id55" draw:id="id55" draw:layer="layout" svg:width="8.382cm" svg:height="3.556cm" svg:x="28.305cm" svg:y="7.35cm">
          <text:p>CHROMASCRIPT</text:p>
          <text:p>(Console)</text:p>
        </draw:rect>
        <draw:rect draw:style-name="gr1" xml:id="id54" draw:id="id54" draw:layer="layout" svg:width="8.001cm" svg:height="4.318cm" svg:x="21.828cm" svg:y="14.335cm">
          <text:p>CHROMA.IO OBJECT</text:p>
          <text:p>INTERFACE API</text:p>
          <text:p>(C++)</text:p>
        </draw:rect>
        <draw:rect draw:style-name="gr1" xml:id="id56" draw:id="id56" draw:layer="layout" svg:width="9.144cm" svg:height="3.048cm" svg:x="36.306cm" svg:y="14.97cm">
          <text:p>CHROMASCRIPT STD. LIB</text:p>
          <text:p>(C++)</text:p>
        </draw:rect>
        <draw:rect draw:style-name="gr1" xml:id="id57" draw:id="id57" draw:layer="layout" svg:width="9.398cm" svg:height="3.81cm" svg:x="28.051cm" svg:y="22.209cm">
          <text:p>USER SCRIPTS</text:p>
          <text:p>(Compiled/Interpreted)</text:p>
        </draw:rect>
        <draw:connector draw:style-name="gr9" draw:layer="layout" draw:type="curve" svg:x1="25.828cm" svg:y1="14.335cm" svg:x2="28.305cm" svg:y2="9.128cm" draw:start-shape="id54" draw:end-shape="id55" draw:end-glue-point="3" svg:d="M25828 14335c0-3472 825-5207 2477-5207">
          <text:p/>
        </draw:connector>
        <draw:connector draw:style-name="gr9" draw:layer="layout" draw:type="curve" svg:x1="36.687cm" svg:y1="9.128cm" svg:x2="40.878cm" svg:y2="14.97cm" draw:start-shape="id55" draw:start-glue-point="1" draw:end-shape="id56" draw:end-glue-point="0" svg:d="M36687 9128c2794 0 4191 1947 4191 5842">
          <text:p/>
        </draw:connector>
        <draw:connector draw:style-name="gr9" draw:layer="layout" draw:type="curve" svg:x1="32.75cm" svg:y1="22.209cm" svg:x2="32.496cm" svg:y2="10.906cm" draw:start-shape="id57" draw:start-glue-point="0" draw:end-shape="id55" svg:d="M32750 22209c0-8476-254-2825-254-11303">
          <text:p/>
        </draw:connector>
        <draw:connector draw:style-name="gr3" draw:layer="layout" draw:type="curve" svg:x1="28.051cm" svg:y1="24.114cm" svg:x2="25.828cm" svg:y2="18.653cm" draw:start-shape="id57" draw:start-glue-point="3" draw:end-shape="id54" svg:d="M28051 24114c-1482 0-2223-1820-2223-5461">
          <text:p/>
        </draw:connector>
        <draw:connector draw:style-name="gr3" draw:layer="layout" draw:type="curve" svg:x1="37.449cm" svg:y1="24.114cm" svg:x2="40.878cm" svg:y2="18.018cm" draw:start-shape="id57" draw:start-glue-point="1" draw:end-shape="id56" draw:end-glue-point="2" svg:d="M37449 24114c2286 0 3429-2032 3429-6096">
          <text:p/>
        </draw:connector>
        <draw:rect draw:style-name="gr1" xml:id="id58" draw:id="id58" draw:layer="layout" svg:width="8.509cm" svg:height="2.413cm" svg:x="28.178cm" svg:y="1.889cm">
          <text:p>CHROMA.IO</text:p>
          <text:p>(Application)</text:p>
        </draw:rect>
        <draw:connector draw:style-name="gr9" draw:layer="layout" draw:type="curve" svg:x1="32.496cm" svg:y1="7.35cm" svg:x2="32.432cm" svg:y2="4.302cm" draw:start-shape="id55" draw:start-glue-point="0" draw:end-shape="id58" draw:end-glue-point="2" svg:d="M32496 7350c0-2286-64-762-64-3048">
          <text:p/>
        </draw:connector>
        <draw:rect draw:style-name="gr1" xml:id="id60" draw:id="id60" draw:layer="layout" svg:width="6.223cm" svg:height="2.667cm" svg:x="41.64cm" svg:y="2.524cm">
          <text:p>INPUT EVENTS</text:p>
        </draw:rect>
        <draw:rect draw:style-name="gr1" xml:id="id62" draw:id="id62" draw:layer="layout" svg:width="5.842cm" svg:height="1.143cm" svg:x="50.149cm" svg:y="1.889cm">
          <text:p>UI Event</text:p>
        </draw:rect>
        <draw:rect draw:style-name="gr1" xml:id="id61" draw:id="id61" draw:layer="layout" svg:width="5.842cm" svg:height="1.143cm" svg:x="50.149cm" svg:y="3.54cm">
          <text:p>Key Input</text:p>
        </draw:rect>
        <draw:rect draw:style-name="gr1" xml:id="id59" draw:id="id59" draw:layer="layout" svg:width="5.842cm" svg:height="1.143cm" svg:x="50.149cm" svg:y="5.445cm">
          <text:p>Mouse Event</text:p>
        </draw:rect>
        <draw:connector draw:style-name="gr3" draw:layer="layout" draw:type="curve" svg:x1="50.149cm" svg:y1="6.016cm" svg:x2="47.863cm" svg:y2="3.857cm" draw:start-shape="id59" draw:start-glue-point="3" draw:end-shape="id60" draw:end-glue-point="1" svg:d="M50149 6016c-1714 0-572-2159-2286-2159">
          <text:p/>
        </draw:connector>
        <draw:connector draw:style-name="gr3" draw:layer="layout" draw:type="curve" svg:x1="50.149cm" svg:y1="4.111cm" svg:x2="47.863cm" svg:y2="3.857cm" draw:start-shape="id61" draw:start-glue-point="3" draw:end-shape="id60" draw:end-glue-point="1" svg:d="M50149 4111c-1714 0-572-254-2286-254">
          <text:p/>
        </draw:connector>
        <draw:connector draw:style-name="gr3" draw:layer="layout" draw:type="curve" svg:x1="50.149cm" svg:y1="2.46cm" svg:x2="47.863cm" svg:y2="3.857cm" draw:start-shape="id62" draw:start-glue-point="3" draw:end-shape="id60" draw:end-glue-point="1" svg:d="M50149 2460c-1714 0-572 1397-2286 1397">
          <text:p/>
        </draw:connector>
        <draw:connector draw:style-name="gr3" draw:layer="layout" draw:type="curve" svg:x1="41.64cm" svg:y1="3.857cm" svg:x2="36.687cm" svg:y2="3.095cm" draw:start-shape="id60" draw:start-glue-point="3" draw:end-shape="id58" svg:d="M41640 3857c-3714 0-1238-762-4953-762">
          <text:p/>
        </draw:connector>
        <draw:connector draw:style-name="gr3" draw:layer="layout" draw:type="curve" svg:x1="55.991cm" svg:y1="6.016cm" svg:x2="55.991cm" svg:y2="2.46cm" draw:start-shape="id59" draw:start-glue-point="1" draw:end-shape="id62" draw:end-glue-point="1" svg:d="M55991 6016c751 0 751-3556 0-3556">
          <text:p/>
        </draw:connector>
        <draw:rect draw:style-name="gr1" xml:id="id63" draw:id="id63" draw:layer="layout" svg:width="5.842cm" svg:height="1.143cm" svg:x="50.149cm" svg:y="7.35cm">
          <text:p>Automation</text:p>
        </draw:rect>
        <draw:connector draw:style-name="gr3" draw:layer="layout" draw:type="curve" svg:x1="50.149cm" svg:y1="7.921cm" svg:x2="47.863cm" svg:y2="3.857cm" draw:start-shape="id63" draw:start-glue-point="3" draw:end-shape="id60" draw:end-glue-point="1" svg:d="M50149 7921c-1714 0-572-4064-2286-4064">
          <text:p/>
        </draw:connector>
        <draw:rect draw:style-name="gr1" xml:id="id64" draw:id="id64" draw:layer="layout" svg:width="7.239cm" svg:height="2.159cm" svg:x="14.589cm" svg:y="7.096cm">
          <text:p>Call Stack</text:p>
        </draw:rect>
        <draw:rect draw:style-name="gr1" xml:id="id65" draw:id="id65" draw:layer="layout" svg:width="7.239cm" svg:height="2.032cm" svg:x="14.589cm" svg:y="9.763cm">
          <text:p>Internal Storage</text:p>
        </draw:rect>
        <draw:rect draw:style-name="gr1" xml:id="id66" draw:id="id66" draw:layer="layout" svg:width="5.969cm" svg:height="1.27cm" svg:x="11.033cm" svg:y="12.684cm">
          <text:p>Function Table</text:p>
        </draw:rect>
        <draw:rect draw:style-name="gr1" xml:id="id67" draw:id="id67" draw:layer="layout" svg:width="5.969cm" svg:height="1.27cm" svg:x="11.033cm" svg:y="14.462cm">
          <text:p>Identifier Table</text:p>
        </draw:rect>
        <draw:connector draw:style-name="gr3" draw:layer="layout" draw:type="curve" svg:x1="28.305cm" svg:y1="9.128cm" svg:x2="21.828cm" svg:y2="8.175cm" draw:start-shape="id55" draw:start-glue-point="3" draw:end-shape="id64" svg:d="M28305 9128c-4857 0-1619-953-6477-953">
          <text:p/>
        </draw:connector>
        <draw:connector draw:style-name="gr3" draw:layer="layout" draw:type="curve" svg:x1="28.305cm" svg:y1="9.128cm" svg:x2="21.828cm" svg:y2="10.779cm" draw:start-shape="id55" draw:end-shape="id65" svg:d="M28305 9128c-4857 0-1619 1651-6477 1651">
          <text:p/>
        </draw:connector>
        <draw:connector draw:style-name="gr3" draw:layer="layout" draw:type="curve" svg:x1="18.208cm" svg:y1="11.795cm" svg:x2="17.002cm" svg:y2="13.319cm" draw:start-shape="id65" draw:start-glue-point="2" draw:end-shape="id66" draw:end-glue-point="1" svg:d="M18208 11795c0 1016-402 1524-1206 1524">
          <text:p/>
        </draw:connector>
        <draw:connector draw:style-name="gr3" draw:layer="layout" draw:type="curve" svg:x1="18.208cm" svg:y1="11.795cm" svg:x2="17.002cm" svg:y2="15.097cm" draw:start-shape="id65" draw:start-glue-point="2" draw:end-shape="id67" draw:end-glue-point="1" svg:d="M18208 11795c0 2202-402 3302-1206 3302">
          <text:p/>
        </draw:connector>
        <draw:connector draw:style-name="gr3" draw:layer="layout" draw:type="curve" svg:x1="14.589cm" svg:y1="8.175cm" svg:x2="14.017cm" svg:y2="12.684cm" draw:start-shape="id64" draw:start-glue-point="3" draw:end-shape="id66" svg:d="M14589 8175c-382 0-572 1503-572 4509">
          <text:p/>
        </draw:connector>
        <draw:connector draw:style-name="gr3" draw:layer="layout" draw:type="curve" svg:x1="11.033cm" svg:y1="13.319cm" svg:x2="11.033cm" svg:y2="15.097cm" draw:start-shape="id66" draw:start-glue-point="3" draw:end-shape="id67" draw:end-glue-point="3" svg:d="M11033 13319c-751 0-751 1778 0 1778">
          <text:p/>
        </draw:connector>
      </draw:page>
      <draw:page draw:name="page4" draw:style-name="dp1" draw:master-page-name="Default">
        <draw:frame draw:style-name="gr10" draw:layer="layout" svg:width="25.146cm" svg:height="36.703cm" svg:x="1.254cm" svg:y="1.381cm">
          <draw:text-box>
            <text:p>Out_Stroke</text:p>
            <text:p text:style-name="P3">I. If New</text:p>
            <text:p text:style-name="P3"><text:tab/>1. Create new fragment in active layer</text:p>
            <text:p text:style-name="P3"><text:tab/>2. Store new fragment pointer</text:p>
            <text:p text:style-name="P3"><text:tab/>3. Get tool settings</text:p>
            <text:p text:style-name="P3">II. Build</text:p>
            <text:p text:style-name="P3"><text:tab/>1. Always take first mouseEvent</text:p>
            <text:p text:style-name="P3"><text:tab/>2. Discard mouseData if paused</text:p>
            <text:p text:style-name="P3"><text:tab/><text:tab/>A. Instead, if tool has build-up enabled, add pressure &amp; <text:tab/></text:p>
            <text:p text:style-name="P3"><text:tab/><text:tab/>oppacity to the anchor-point while paused</text:p>
            <text:p text:style-name="P3"><text:tab/>3. Add anchors as stylus/mosue moves</text:p>
            <text:p text:style-name="P3"><text:tab/><text:tab/>A. Utilize lag of input to get average of mouseData if</text:p>
            <text:p text:style-name="P3"><text:tab/><text:tab/>smoothing is enabled</text:p>
            <text:p text:style-name="P3"><text:tab/><text:tab/>B. Progressively rebuild previous anchors while drawing to</text:p>
            <text:p text:style-name="P3"><text:tab/><text:tab/>reduce system strain during finalization</text:p>
            <text:p text:style-name="P3"><text:tab/>4. Finalize</text:p>
            <text:p text:style-name="P3"><text:tab/><text:tab/>A. Apply head/tail fixes like taper and smoothing of input</text:p>
            <text:p text:style-name="P3"><text:tab/><text:tab/>properties (Pressure/Tilt/Rotation)</text:p>
            <text:p text:style-name="P3"><text:tab/><text:tab/>B. Combine redundant anchors and average their inputs</text:p>
            <text:p text:style-name="P3"><text:tab/><text:tab/>C. Based on smoothing level, reconstruct the stroke from</text:p>
            <text:p text:style-name="P3"><text:tab/><text:tab/>bezier curves</text:p>
            <text:p text:style-name="P3"><text:tab/><text:tab/>D. Based on post-correction level, apply aggressive</text:p>
            <text:p text:style-name="P3"><text:tab/><text:tab/>curve-fitting and straightening of lines</text:p>
            <text:p text:style-name="P3"><text:tab/>5. Special Case - Auto Shape (Pause at end of stroke)</text:p>
            <text:p text:style-name="P3"><text:tab/><text:tab/>A. Predict intention of shape</text:p>
            <text:p text:style-name="P3"><text:tab/><text:tab/>B. Complete rebuild of stroke anchors to match a best fit</text:p>
            <text:p text:style-name="P3"><text:tab/><text:tab/>of that shape (Circle/Ellipse, Rectangle, Poly-Line, Line)</text:p>
            <text:p text:style-name="P3"><text:tab/><text:tab/><text:tab/>1. Maintain user pressure/tilt/rotation input</text:p>
            <text:p text:style-name="P3"><text:tab/><text:tab/>C. Enter anchor/point transform tool for that shape</text:p>
            <text:p text:style-name="P3"><text:tab/>6. Special Case - Click+Shift Lines</text:p>
            <text:p text:style-name="P3"><text:tab/><text:tab/>A. Do not create new fragment</text:p>
            <text:p text:style-name="P3"><text:tab/><text:tab/>B. Append the new input onto the last remembered frag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solas" style:family="graphic" style:parent-style-name="standard">
      <style:graphic-properties draw:stroke-dash="Dash_20_2" draw:textarea-vertical-align="middle">
        <text:list-style style:name="Consola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Consolas" style:font-family-generic="modern" style:font-pitch="fixed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71.12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8T13:13:02.68</meta:creation-date>
    <dc:date>2020-12-08T15:07:45.26</dc:date>
    <meta:editing-duration>PT1H33M</meta:editing-duration>
    <meta:editing-cycles>18</meta:editing-cycles>
    <meta:generator>OpenOffice/4.1.7$Win32 OpenOffice.org_project/417m1$Build-9800</meta:generator>
    <meta:document-statistic meta:object-count="154"/>
  </office:meta>
</office:document-meta>
</file>